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text-properties fo:color="#000000" loext:opacity="100%" fo:background-color="#b2b2b2"/>
    </style:style>
    <style:style style:name="P3" style:family="paragraph" style:parent-style-name="Heading_20_2">
      <style:text-properties fo:color="#000000" loext:opacity="100%" fo:background-color="#b2b2b2"/>
    </style:style>
    <style:style style:name="P4" style:family="paragraph" style:parent-style-name="Text_20_body">
      <style:text-properties fo:color="#000000" loext:opacity="100%" fo:background-color="transparent"/>
    </style:style>
    <style:style style:name="P5" style:family="paragraph" style:parent-style-name="Text_20_body">
      <style:text-properties fo:color="#000000" loext:opacity="100%" fo:background-color="#b2b2b2"/>
    </style:style>
    <style:style style:name="P6" style:family="paragraph" style:parent-style-name="Standard">
      <style:text-properties fo:color="#000000" loext:opacity="100%" fo:background-color="transparent"/>
    </style:style>
    <style:style style:name="P7" style:family="paragraph" style:parent-style-name="Text_20_body" style:list-style-name="L2">
      <style:text-properties fo:color="#000000" loext:opacity="100%" fo:background-color="#b2b2b2"/>
    </style:style>
    <style:style style:name="P8" style:family="paragraph" style:parent-style-name="Text_20_body" style:list-style-name="L2">
      <style:text-properties fo:color="#000000" loext:opacity="100%" fo:background-color="transparent"/>
    </style:style>
    <style:style style:name="P9" style:family="paragraph" style:parent-style-name="Text_20_body" style:list-style-name="L3">
      <style:text-properties fo:color="#000000" loext:opacity="100%" fo:background-color="transparent"/>
    </style:style>
    <style:style style:name="P10" style:family="paragraph" style:parent-style-name="Text_20_body">
      <style:text-properties fo:color="#000000" loext:opacity="100%" fo:background-color="#b2b2b2"/>
    </style:style>
    <style:style style:name="P11" style:family="paragraph" style:parent-style-name="Horizontal_20_Line">
      <style:text-properties fo:color="#000000" loext:opacity="100%" fo:background-color="transparent"/>
    </style:style>
    <style:style style:name="P12" style:family="paragraph" style:parent-style-name="Heading_20_2">
      <style:text-properties fo:color="#000000" loext:opacity="100%" fo:background-color="#b2b2b2"/>
    </style:style>
    <style:style style:name="P13" style:family="paragraph" style:parent-style-name="Text_20_body" style:list-style-name="L4">
      <style:text-properties fo:color="#000000" loext:opacity="100%" fo:background-color="#b2b2b2"/>
    </style:style>
    <style:style style:name="P14" style:family="paragraph" style:parent-style-name="Text_20_body" style:list-style-name="L5">
      <style:text-properties fo:color="#000000" loext:opacity="100%" fo:background-color="#b2b2b2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#b2b2b2" loext:char-shading-value="0"/>
    </style:style>
    <style:style style:name="T4" style:family="text">
      <style:text-properties fo:font-style="italic" fo:background-color="transparent" loext:char-shading-value="0" style:font-style-asian="italic" style:font-style-complex="italic"/>
    </style:style>
    <style:style style:name="T5" style:family="text">
      <style:text-properties fo:font-style="italic" fo:background-color="transparent" loext:char-shading-value="0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MANUAL COMPLETO – PiKVM + Tailscale + Oracle Cloud + Docker</text:h>
      <text:p text:style-name="Text_20_body"><text:span text:style-name="Emphasis">(Ubuntu 22.04+ em Oracle Cloud, kernel 6.14.0-1010-oracle, ambiente pronto para produção)</text:span></text:p>
      <text:p text:style-name="Horizontal_20_Line"/>
      <text:h text:style-name="Heading_20_2" text:outline-level="2">🔹 <text:span text:style-name="Strong_20_Emphasis">1. Preparar o Cartão SD do PiKVM</text:span></text:h>
      <text:list text:style-name="L1">
        <text:list-item>
          <text:p text:style-name="P1">Baixe a imagem oficial do PiKVM:<text:line-break/>👉 <text:a xlink:type="simple" xlink:href="https://pikvm.org/download" office:target-frame-name="_new" xlink:show="replace" text:style-name="Internet_20_link" text:visited-style-name="Visited_20_Internet_20_Link">https://pikvm.org/download</text:a></text:p>
        </text:list-item>
        <text:list-item>
          <text:p text:style-name="P1">Use <text:span text:style-name="Source_20_Text">balenaEtcher</text:span> ou <text:span text:style-name="Source_20_Text">Raspberry Pi Imager</text:span> para gravar no cartão SD.</text:p>
        </text:list-item>
        <text:list-item>
          <text:p text:style-name="P1">Insira no Raspberry Pi + ligue o PiKVM na rede cabeada.</text:p>
        </text:list-item>
      </text:list>
      <text:h text:style-name="Heading_20_2" text:outline-level="2">🔹 <text:span text:style-name="Strong_20_Emphasis">2. Primeiro Acesso ao PiKVM (LAN)</text:span></text:h>
      <text:h text:style-name="Heading_20_3" text:outline-level="3">No seu computador Linux:</text:h>
      <text:p text:style-name="P2">ssh root@192.168.0.193</text:p>
      <text:p text:style-name="P2"># senha padrão: root</text:p>
      <text:p text:style-name="P2"/>
      <text:h text:style-name="P3" text:outline-level="2"><text:span text:style-name="T1">🔹 </text:span><text:span text:style-name="Strong_20_Emphasis"><text:span text:style-name="T1">3. Script de Diagnóstico "PiKVM Ready"</text:span></text:span></text:h>
      <text:p text:style-name="P4">Crie o arquivo no PiKVM:</text:p>
      <text:p text:style-name="P2">nano /root/pikvm_ready.sh</text:p>
      <text:p text:style-name="P2"/>
      <text:p text:style-name="P4">Cole o conteúdo:</text:p>
      <text:p text:style-name="P2">#!/bin/bash</text:p>
      <text:p text:style-name="P2">echo "=== PiKVM READY CHECK ==="</text:p>
      <text:p text:style-name="P2"/>
      <text:p text:style-name="P2"># 1. Rede</text:p>
      <text:p text:style-name="P2">ping -c 2 8.8.8.8 &amp;&amp; echo "[OK] Internet"</text:p>
      <text:p text:style-name="P2">ping -c 2 192.168.0.1 &amp;&amp; echo "[OK] Gateway"</text:p>
      <text:p text:style-name="P2">ping -c 2 192.168.0.193 &amp;&amp; echo "[OK] Loopback PiKVM"</text:p>
      <text:p text:style-name="P2"/>
      <text:p text:style-name="P2"># 2. Serviços</text:p>
      <text:p text:style-name="P2">systemctl is-active --quiet kvmd &amp;&amp; echo "[OK] KVMD ativo" || echo "[ERRO] KVMD falhou"</text:p>
      <text:p text:style-name="P2">systemctl is-active --quiet kvmd-nginx &amp;&amp; echo "[OK] Nginx ativo" || echo "[ERRO] Nginx falhou"</text:p>
      <text:p text:style-name="P2"/>
      <text:p text:style-name="P2"># 3. Portas</text:p>
      <text:p text:style-name="P2">ss -tlnp | grep -E "80|443" || echo "[ERRO] Nginx não escutando"</text:p>
      <text:p text:style-name="P2"/>
      <text:p text:style-name="P2"># 4. Streaming</text:p>
      <text:p text:style-name="P2">journalctl -u kvmd --no-pager -n 20 | grep "Capturing" &amp;&amp; echo "[OK] Streaming funcionando"</text:p>
      <text:p text:style-name="P2"/>
      <text:p text:style-name="P2"><text:soft-page-break/>echo "=== FIM DO CHECK ==="</text:p>
      <text:p text:style-name="P2"/>
      <text:p text:style-name="P2"/>
      <text:p text:style-name="P4">Dar permissão:</text:p>
      <text:p text:style-name="P2">chmod +x /root/pikvm_ready.sh</text:p>
      <text:p text:style-name="P2">/root/pikvm_ready.sh</text:p>
      <text:p text:style-name="P2"/>
      <text:h text:style-name="P3" text:outline-level="2"><text:span text:style-name="T1">🔹 </text:span><text:span text:style-name="Strong_20_Emphasis"><text:span text:style-name="T1">4. Acesso pelo Navegador</text:span></text:span></text:h>
      <text:p text:style-name="P4">Abra:</text:p>
      <text:p text:style-name="P2"><text:a xlink:type="simple" xlink:href="https://192.168.0.193/" text:style-name="Internet_20_link" text:visited-style-name="Visited_20_Internet_20_Link">https://192.168.0.193</text:a></text:p>
      <text:p text:style-name="P2"/>
      <text:p text:style-name="P4">Login padrão:</text:p>
      <text:p text:style-name="P2">admin / admin</text:p>
      <text:p text:style-name="P2"/>
      <text:p text:style-name="P2"/>
      <text:h text:style-name="P3" text:outline-level="2"><text:span text:style-name="T1">🔹 </text:span><text:span text:style-name="Strong_20_Emphasis"><text:span text:style-name="T1">5. Instalar e Configurar Tailscale no PiKVM</text:span></text:span></text:h>
      <text:p text:style-name="P4">No PiKVM (como root):</text:p>
      <text:p text:style-name="P5">curl -fsSL https://tailscale.com/install.sh | sh</text:p>
      <text:p text:style-name="P5">tailscale up --authkey=COLOQUE_SEU_AUTH_KEY --hostname pikvm1</text:p>
      <text:p text:style-name="P4"/>
      <text:p text:style-name="P2"><text:span text:style-name="T1">⚠️ Pegue a chave (</text:span><text:span text:style-name="Source_20_Text"><text:span text:style-name="T1">AUTH_KEY</text:span></text:span><text:span text:style-name="T1">) no painel:<text:line-break/>👉 </text:span><text:a xlink:type="simple" xlink:href="https://login.tailscale.com/admin/settings/keys" text:style-name="Internet_20_link" text:visited-style-name="Visited_20_Internet_20_Link"><text:span text:style-name="T1">https://login.tailscale.com/admin/settings/keys</text:span></text:a></text:p>
      <text:p text:style-name="P6">Teste o IP do PiKVM pelo Tailscale:</text:p>
      <text:p text:style-name="P6"/>
      <text:p text:style-name="P2">tailscale ip -4</text:p>
      <text:p text:style-name="P2"/>
      <text:h text:style-name="P3" text:outline-level="2"><text:span text:style-name="T1">🔹 </text:span><text:span text:style-name="Strong_20_Emphasis"><text:span text:style-name="T1">6. Oracle Cloud – Instância Ubuntu</text:span></text:span></text:h>
      <text:list text:style-name="L2">
        <text:list-item>
          <text:p text:style-name="P7"><text:span text:style-name="T2">Crie </text:span><text:span text:style-name="Strong_20_Emphasis"><text:span text:style-name="T2">instância Ubuntu</text:span></text:span><text:span text:style-name="T2"> (1 OCPU, 1GB RAM já serve).</text:span></text:p>
        </text:list-item>
        <text:list-item>
          <text:p text:style-name="P8">Acesse via SSH:</text:p>
        </text:list-item>
      </text:list>
      <text:p text:style-name="P2">ssh ubuntu@SEU_IP_PUBLICO</text:p>
      <text:p text:style-name="P2">sudo -i</text:p>
      <text:p text:style-name="P6"/>
      <text:p text:style-name="P4">Atualize:</text:p>
      <text:p text:style-name="P2">apt update &amp;&amp; apt upgrade -y</text:p>
      <text:p text:style-name="P2"/>
      <text:p text:style-name="P2"/>
      <text:h text:style-name="P3" text:outline-level="2"><text:span text:style-name="T1">🔹 </text:span><text:span text:style-name="Strong_20_Emphasis"><text:span text:style-name="T1">7. Instalar Docker no Oracle</text:span></text:span></text:h>
      <text:p text:style-name="P2">apt install -y ca-certificates curl gnupg lsb-release</text:p>
      <text:p text:style-name="P2">mkdir -m 0755 -p /etc/apt/keyrings</text:p>
      <text:p text:style-name="P2"><text:soft-page-break/>curl -fsSL https://download.docker.com/linux/ubuntu/gpg | gpg --dearmor -o /etc/apt/keyrings/docker.gpg</text:p>
      <text:p text:style-name="P2"/>
      <text:p text:style-name="P2">echo \</text:p>
      <text:p text:style-name="P2"><text:s text:c="2"/>"deb [arch=$(dpkg --print-architecture) signed-by=/etc/apt/keyrings/docker.gpg] https://download.docker.com/linux/ubuntu \</text:p>
      <text:p text:style-name="P2"><text:s text:c="2"/>$(lsb_release -cs) stable" | tee /etc/apt/sources.list.d/docker.list &gt; /dev/null</text:p>
      <text:p text:style-name="P2"/>
      <text:p text:style-name="P2">apt update</text:p>
      <text:p text:style-name="P2">apt install -y docker-ce docker-ce-cli containerd.io docker-buildx-plugin docker-compose-plugin</text:p>
      <text:p text:style-name="P2">systemctl enable --now docker</text:p>
      <text:p text:style-name="P2"/>
      <text:p text:style-name="P2"/>
      <text:p text:style-name="P6">Teste:</text:p>
      <text:p text:style-name="P6"/>
      <text:p text:style-name="P2">docker run hello-world</text:p>
      <text:p text:style-name="P2"/>
      <text:p text:style-name="P2"/>
      <text:p text:style-name="P2"><text:span text:style-name="T1">🔹 </text:span><text:span text:style-name="Strong_20_Emphasis"><text:span text:style-name="T1">8. Instalar Tailscale no Oracle</text:span></text:span></text:p>
      <text:p text:style-name="P2"><text:span text:style-name="Strong_20_Emphasis"><text:span text:style-name="T1"/></text:span></text:p>
      <text:p text:style-name="P2"><text:span text:style-name="Strong_20_Emphasis">curl -fsSL https://tailscale.com/install.sh | sh</text:span></text:p>
      <text:p text:style-name="P2"><text:span text:style-name="Strong_20_Emphasis">tailscale up --authkey=COLOQUE_SEU_AUTH_KEY --hostname oracle-server</text:span></text:p>
      <text:p text:style-name="P2"><text:span text:style-name="Strong_20_Emphasis"/></text:p>
      <text:p text:style-name="P2"><text:span text:style-name="Strong_20_Emphasis"/></text:p>
      <text:h text:style-name="P3" text:outline-level="2"><text:span text:style-name="Strong_20_Emphasis"><text:span text:style-name="T1">🔹 9. Dockerfile do Seu Site (Login + Integração)</text:span></text:span></text:h>
      <text:p text:style-name="P4">No Oracle Cloud:</text:p>
      <text:p text:style-name="P2"><text:span text:style-name="Strong_20_Emphasis"><text:span text:style-name="T2"/></text:span></text:p>
      <text:p text:style-name="P2"><text:span text:style-name="Strong_20_Emphasis">mkdir /opt/superducks</text:span></text:p>
      <text:p text:style-name="P2"><text:span text:style-name="Strong_20_Emphasis">cd /opt/superducks</text:span></text:p>
      <text:p text:style-name="P2"><text:span text:style-name="Strong_20_Emphasis">nano Dockerfile</text:span></text:p>
      <text:p text:style-name="P2"><text:span text:style-name="Strong_20_Emphasis"/></text:p>
      <text:p text:style-name="P5"><text:span text:style-name="Strong_20_Emphasis"><text:span text:style-name="T1">Conteúdo:</text:span></text:span></text:p>
      <text:p text:style-name="P5"><text:span text:style-name="Strong_20_Emphasis">FROM nginx:alpine</text:span></text:p>
      <text:p text:style-name="P5"><text:span text:style-name="Strong_20_Emphasis"><text:span text:style-name="T3"/></text:span></text:p>
      <text:p text:style-name="P5"><text:span text:style-name="Strong_20_Emphasis"># Copia arquivos do site</text:span></text:p>
      <text:p text:style-name="P5"><text:span text:style-name="Strong_20_Emphasis">COPY ./html /usr/share/nginx/html</text:span></text:p>
      <text:p text:style-name="P5"><text:span text:style-name="Strong_20_Emphasis"><text:span text:style-name="T3"/></text:span></text:p>
      <text:p text:style-name="P5"><text:span text:style-name="Strong_20_Emphasis"># Expondo portas</text:span></text:p>
      <text:p text:style-name="P5"><text:span text:style-name="Strong_20_Emphasis">EXPOSE 80</text:span></text:p>
      <text:p text:style-name="P5"><text:span text:style-name="Strong_20_Emphasis"><text:span text:style-name="T1"/></text:span></text:p>
      <text:p text:style-name="P5"><text:span text:style-name="Strong_20_Emphasis"><text:span text:style-name="T1">Criar a pasta do site:</text:span></text:span></text:p>
      <text:p text:style-name="P5"><text:span text:style-name="Strong_20_Emphasis">mkdir html</text:span></text:p>
      <text:p text:style-name="P5"><text:span text:style-name="Strong_20_Emphasis">nano html/index.html</text:span></text:p>
      <text:p text:style-name="P5"><text:soft-page-break/><text:span text:style-name="Strong_20_Emphasis"><text:span text:style-name="T1">Exemplo simples:</text:span></text:span></text:p>
      <text:p text:style-name="P5"><text:span text:style-name="Strong_20_Emphasis">&lt;!DOCTYPE html&gt;</text:span></text:p>
      <text:p text:style-name="P5"><text:span text:style-name="Strong_20_Emphasis">&lt;html&gt;</text:span></text:p>
      <text:p text:style-name="P5"><text:span text:style-name="Strong_20_Emphasis">&lt;head&gt;</text:span></text:p>
      <text:p text:style-name="P5"><text:span text:style-name="Strong_20_Emphasis"><text:s text:c="2"/>&lt;title&gt;SuperDucks&lt;/title&gt;</text:span></text:p>
      <text:p text:style-name="P5"><text:span text:style-name="Strong_20_Emphasis">&lt;/head&gt;</text:span></text:p>
      <text:p text:style-name="P5"><text:span text:style-name="Strong_20_Emphasis">&lt;body&gt;</text:span></text:p>
      <text:p text:style-name="P5"><text:span text:style-name="Strong_20_Emphasis"><text:s text:c="2"/>&lt;h1&gt;Bem-vindo à SuperDucks&lt;/h1&gt;</text:span></text:p>
      <text:p text:style-name="P5"><text:span text:style-name="Strong_20_Emphasis"><text:s text:c="2"/>&lt;form action="/login" method="post"&gt;</text:span></text:p>
      <text:p text:style-name="P5"><text:span text:style-name="Strong_20_Emphasis"><text:s text:c="4"/>Usuário: &lt;input type="text" name="user"&gt;&lt;br&gt;</text:span></text:p>
      <text:p text:style-name="P5"><text:span text:style-name="Strong_20_Emphasis"><text:s text:c="4"/>Senha: &lt;input type="password" name="pass"&gt;&lt;br&gt;</text:span></text:p>
      <text:p text:style-name="P5"><text:span text:style-name="Strong_20_Emphasis"><text:s text:c="4"/>&lt;button type="submit"&gt;Entrar&lt;/button&gt;</text:span></text:p>
      <text:p text:style-name="P5"><text:span text:style-name="Strong_20_Emphasis"><text:s text:c="2"/>&lt;/form&gt;</text:span></text:p>
      <text:p text:style-name="P5"><text:span text:style-name="Strong_20_Emphasis">&lt;/body&gt;</text:span></text:p>
      <text:p text:style-name="P5"><text:span text:style-name="Strong_20_Emphasis">&lt;/html&gt;</text:span></text:p>
      <text:p text:style-name="P2"><text:span text:style-name="Strong_20_Emphasis"/></text:p>
      <text:p text:style-name="P2"><text:span text:style-name="Strong_20_Emphasis"/></text:p>
      <text:p text:style-name="P5"><text:span text:style-name="Strong_20_Emphasis"><text:span text:style-name="T1">Build do container:</text:span></text:span></text:p>
      <text:p text:style-name="P2"><text:span text:style-name="Strong_20_Emphasis">docker build -t superducks .</text:span></text:p>
      <text:p text:style-name="P2"><text:span text:style-name="Strong_20_Emphasis">docker run -d -p 80:80 superducks</text:span></text:p>
      <text:p text:style-name="P2"/>
      <text:p text:style-name="P2"/>
      <text:h text:style-name="P3" text:outline-level="2"><text:span text:style-name="T1">🔹 </text:span><text:span text:style-name="Strong_20_Emphasis"><text:span text:style-name="T1">10. Integração – Oracle &lt;-&gt; PiKVM</text:span></text:span></text:h>
      <text:p text:style-name="P4">No servidor Oracle (via Tailscale):</text:p>
      <text:list text:style-name="L3">
        <text:list-item>
          <text:p text:style-name="P9">Crie um proxy reverso Nginx que redireciona usuários logados para o IP do PiKVM via Tailscale.</text:p>
        </text:list-item>
      </text:list>
      <text:p text:style-name="P10"><text:span text:style-name="T2">Exemplo de config Nginx </text:span><text:span text:style-name="T4">(</text:span><text:span text:style-name="Source_20_Text"><text:span text:style-name="T4">/etc/nginx/conf.d/pikvm.conf</text:span></text:span><text:span text:style-name="T4">):</text:span></text:p>
      <text:p text:style-name="P2"/>
      <text:p text:style-name="P2">server {</text:p>
      <text:p text:style-name="P2"><text:s text:c="4"/>listen 80;</text:p>
      <text:p text:style-name="P2"><text:s text:c="4"/>server_name superducks.com.br;</text:p>
      <text:p text:style-name="P2"/>
      <text:p text:style-name="P2"><text:s text:c="4"/>location / {</text:p>
      <text:p text:style-name="P2"><text:s text:c="8"/>proxy_pass http://100.110.116.21; <text:s text:c="2"/># IP do PiKVM no Tailscale</text:p>
      <text:p text:style-name="P2"><text:s text:c="8"/>proxy_set_header Host $host;</text:p>
      <text:p text:style-name="P2"><text:s text:c="8"/>proxy_set_header X-Real-IP $remote_addr;</text:p>
      <text:p text:style-name="P2"><text:s text:c="4"/>}</text:p>
      <text:p text:style-name="P2">}</text:p>
      <text:p text:style-name="P6"><text:soft-page-break/>Reinicie:</text:p>
      <text:p text:style-name="P2"/>
      <text:p text:style-name="P2">systemctl reload nginx</text:p>
      <text:p text:style-name="P2"/>
      <text:p text:style-name="P2"/>
      <text:p text:style-name="P5"><text:span text:style-name="T1">Agora, qualquer cliente que acessar </text:span><text:span text:style-name="Source_20_Text"><text:span text:style-name="T5">https://superducks.com.br</text:span></text:span><text:span text:style-name="T1"> vai cair no login do seu site e depois no PiKVM. 🚀</text:span></text:p>
      <text:p text:style-name="P11"/>
      <text:h text:style-name="P12" text:outline-level="2"><text:span text:style-name="T2">🔹 </text:span><text:span text:style-name="Strong_20_Emphasis"><text:span text:style-name="T2">11. Firewall Oracle</text:span></text:span></text:h>
      <text:p text:style-name="P4">No painel da Oracle, liberar portas:</text:p>
      <text:list text:style-name="L4">
        <text:list-item>
          <text:p text:style-name="P13"><text:span text:style-name="Strong_20_Emphasis"><text:span text:style-name="T2">80 (HTTP)</text:span></text:span></text:p>
        </text:list-item>
        <text:list-item>
          <text:p text:style-name="P13"><text:span text:style-name="Strong_20_Emphasis"><text:span text:style-name="T2">443 (HTTPS)</text:span></text:span></text:p>
        </text:list-item>
        <text:list-item>
          <text:p text:style-name="P13"><text:span text:style-name="Strong_20_Emphasis"><text:span text:style-name="T2">22 (SSH)</text:span></text:span></text:p>
        </text:list-item>
      </text:list>
      <text:p text:style-name="P11"/>
      <text:h text:style-name="P12" text:outline-level="2"><text:span text:style-name="T2">🔹 </text:span><text:span text:style-name="Strong_20_Emphasis"><text:span text:style-name="T2">12. Testes Finais</text:span></text:span></text:h>
      <text:list text:style-name="L5">
        <text:list-item>
          <text:p text:style-name="P14"><text:span text:style-name="T2">Testar acesso local </text:span><text:span text:style-name="T4">(</text:span><text:span text:style-name="Source_20_Text"><text:span text:style-name="T4">https://192.168.0.193</text:span></text:span><text:span text:style-name="T4">)</text:span></text:p>
        </text:list-item>
        <text:list-item>
          <text:p text:style-name="P14"><text:span text:style-name="T2">Testar acesso via Tailscale (</text:span><text:span text:style-name="Source_20_Text"><text:span text:style-name="T4">https://100.x.x.x</text:span></text:span><text:span text:style-name="T4">)</text:span></text:p>
        </text:list-item>
        <text:list-item>
          <text:p text:style-name="P14"><text:span text:style-name="T2">Testar acesso via Oracle Cloud </text:span><text:span text:style-name="T4">(</text:span><text:span text:style-name="Source_20_Text"><text:span text:style-name="T4">https://superducks.com.br</text:span></text:span><text:span text:style-name="T4">)</text:span></text:p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8:39:33.035070651</meta:creation-date>
    <dc:date>2025-08-23T23:22:41.636283095</dc:date>
    <meta:editing-duration>PT2H32M23S</meta:editing-duration>
    <meta:editing-cycles>2</meta:editing-cycles>
    <meta:generator>LibreOffice/25.2.5.2$Linux_X86_64 LibreOffice_project/fb4792146257752f54eab576deb869869b108571</meta:generator>
    <meta:document-statistic meta:table-count="0" meta:image-count="0" meta:object-count="0" meta:page-count="5" meta:paragraph-count="122" meta:word-count="583" meta:character-count="4065" meta:non-whitespace-character-count="3557"/>
  </office:meta>
</office:document-meta>
</file>